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5.639in"/>
    </style:style>
    <style:style style:name="co5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number-columns-repeated="2"/>
          <table:table-cell office:value-type="string">
            <text:p>Dcap not working in Daemon needs debuggin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number-columns-repeated="2"/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use of template for signal API</text:p>
          </table:table-cell>
          <table:table-cell table:style-name="Default" table:number-columns-repeated="2"/>
          <table:table-cell office:value-type="string">
            <text:p>for set and get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7/30/2017</text:date>, <text:time>08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6M29S</meta:editing-duration>
    <meta:editing-cycles>71</meta:editing-cycles>
    <meta:generator>OpenOffice/4.1.3$Win32 OpenOffice.org_project/413m1$Build-9783</meta:generator>
    <dc:date>2017-07-30T08:32:12.99</dc:date>
    <dc:creator>Naveen Chakravarthy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